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4075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6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9cc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c9e0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bad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abcee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3" table:default-cell-style-name="Default"/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51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4" office:value-type="float" office:value="72240" calcext:value-type="float">
            <text:p>72240</text:p>
          </table:table-cell>
          <table:table-cell table:style-name="ce29" office:value-type="float" office:value="68238" calcext:value-type="float">
            <text:p>68238</text:p>
          </table:table-cell>
          <table:table-cell table:style-name="ce28" office:value-type="float" office:value="79132" calcext:value-type="float">
            <text:p>79132</text:p>
          </table:table-cell>
          <table:table-cell table:number-columns-repeated="3" table:style-name="ce33" office:value-type="string" calcext:value-type="string">
            <text:p>OVRFLW</text:p>
          </table:table-cell>
          <table:table-cell table:style-name="ce36" office:value-type="float" office:value="47816" calcext:value-type="float">
            <text:p>47816</text:p>
          </table:table-cell>
          <table:table-cell table:style-name="ce36" office:value-type="float" office:value="46389" calcext:value-type="float">
            <text:p>46389</text:p>
          </table:table-cell>
          <table:table-cell table:style-name="ce30" office:value-type="float" office:value="27076" calcext:value-type="float">
            <text:p>27076</text:p>
          </table:table-cell>
          <table:table-cell table:style-name="ce33" office:value-type="string" calcext:value-type="string">
            <text:p>OVRFLW</text:p>
          </table:table-cell>
          <table:table-cell table:style-name="ce34" office:value-type="float" office:value="92866" calcext:value-type="float">
            <text:p>92866</text:p>
          </table:table-cell>
          <table:table-cell table:style-name="ce35" office:value-type="float" office:value="52376" calcext:value-type="float">
            <text:p>52376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5" office:value-type="float" office:value="37755" calcext:value-type="float">
            <text:p>37755</text:p>
          </table:table-cell>
          <table:table-cell table:style-name="ce30" office:value-type="float" office:value="30181" calcext:value-type="float">
            <text:p>30181</text:p>
          </table:table-cell>
          <table:table-cell table:style-name="ce31" office:value-type="float" office:value="35801" calcext:value-type="float">
            <text:p>35801</text:p>
          </table:table-cell>
          <table:table-cell table:style-name="ce34" office:value-type="float" office:value="97234" calcext:value-type="float">
            <text:p>97234</text:p>
          </table:table-cell>
          <table:table-cell table:style-name="ce35" office:value-type="float" office:value="52884" calcext:value-type="float">
            <text:p>52884</text:p>
          </table:table-cell>
          <table:table-cell table:style-name="ce32" office:value-type="float" office:value="63342" calcext:value-type="float">
            <text:p>63342</text:p>
          </table:table-cell>
          <table:table-cell table:style-name="ce25" office:value-type="float" office:value="40507" calcext:value-type="float">
            <text:p>40507</text:p>
          </table:table-cell>
          <table:table-cell table:style-name="ce25" office:value-type="float" office:value="37910" calcext:value-type="float">
            <text:p>37910</text:p>
          </table:table-cell>
          <table:table-cell table:style-name="ce25" office:value-type="float" office:value="42937" calcext:value-type="float">
            <text:p>42937</text:p>
          </table:table-cell>
          <table:table-cell table:style-name="ce28" office:value-type="float" office:value="83545" calcext:value-type="float">
            <text:p>83545</text:p>
          </table:table-cell>
          <table:table-cell table:style-name="ce34" office:value-type="float" office:value="90770" calcext:value-type="float">
            <text:p>90770</text:p>
          </table:table-cell>
          <table:table-cell table:style-name="ce28" office:value-type="float" office:value="80209" calcext:value-type="float">
            <text:p>80209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C</text:p>
          </table:table-cell>
          <table:table-cell table:style-name="ce26" office:value-type="float" office:value="19780" calcext:value-type="float">
            <text:p>19780</text:p>
          </table:table-cell>
          <table:table-cell table:style-name="ce26" office:value-type="float" office:value="22335" calcext:value-type="float">
            <text:p>22335</text:p>
          </table:table-cell>
          <table:table-cell table:style-name="ce26" office:value-type="float" office:value="20425" calcext:value-type="float">
            <text:p>20425</text:p>
          </table:table-cell>
          <table:table-cell table:style-name="ce31" office:value-type="float" office:value="30990" calcext:value-type="float">
            <text:p>30990</text:p>
          </table:table-cell>
          <table:table-cell table:style-name="ce31" office:value-type="float" office:value="31705" calcext:value-type="float">
            <text:p>31705</text:p>
          </table:table-cell>
          <table:table-cell table:style-name="ce30" office:value-type="float" office:value="28705" calcext:value-type="float">
            <text:p>28705</text:p>
          </table:table-cell>
          <table:table-cell table:style-name="ce24" office:value-type="float" office:value="75441" calcext:value-type="float">
            <text:p>75441</text:p>
          </table:table-cell>
          <table:table-cell table:style-name="ce36" office:value-type="float" office:value="50184" calcext:value-type="float">
            <text:p>50184</text:p>
          </table:table-cell>
          <table:table-cell table:style-name="ce36" office:value-type="float" office:value="50059" calcext:value-type="float">
            <text:p>50059</text:p>
          </table:table-cell>
          <table:table-cell table:number-columns-repeated="3" table:style-name="ce33" office:value-type="string" calcext:value-type="string">
            <text:p>OVRFLW</text:p>
          </table:table-cell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D</text:p>
          </table:table-cell>
          <table:table-cell table:style-name="ce27" office:value-type="float" office:value="88567" calcext:value-type="float">
            <text:p>88567</text:p>
          </table:table-cell>
          <table:table-cell table:style-name="ce27" office:value-type="float" office:value="87496" calcext:value-type="float">
            <text:p>87496</text:p>
          </table:table-cell>
          <table:table-cell table:style-name="ce32" office:value-type="float" office:value="61282" calcext:value-type="float">
            <text:p>61282</text:p>
          </table:table-cell>
          <table:table-cell table:number-columns-repeated="3" table:style-name="ce33" office:value-type="string" calcext:value-type="string">
            <text:p>OVRFLW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E</text:p>
          </table:table-cell>
          <table:table-cell table:style-name="ce24" office:value-type="float" office:value="71722" calcext:value-type="float">
            <text:p>71722</text:p>
          </table:table-cell>
          <table:table-cell table:style-name="ce29" office:value-type="float" office:value="66073" calcext:value-type="float">
            <text:p>66073</text:p>
          </table:table-cell>
          <table:table-cell table:style-name="ce29" office:value-type="float" office:value="70314" calcext:value-type="float">
            <text:p>70314</text:p>
          </table:table-cell>
          <table:table-cell table:number-columns-repeated="3" table:style-name="ce33" office:value-type="string" calcext:value-type="string">
            <text:p>OVRFLW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F</text:p>
          </table:table-cell>
          <table:table-cell table:style-name="ce24" office:value-type="float" office:value="71703" calcext:value-type="float">
            <text:p>71703</text:p>
          </table:table-cell>
          <table:table-cell table:style-name="ce29" office:value-type="float" office:value="65710" calcext:value-type="float">
            <text:p>65710</text:p>
          </table:table-cell>
          <table:table-cell table:style-name="ce29" office:value-type="float" office:value="65638" calcext:value-type="float">
            <text:p>65638</text:p>
          </table:table-cell>
          <table:table-cell table:number-columns-repeated="3" table:style-name="ce33" office:value-type="string" calcext:value-type="string">
            <text:p>OVRFLW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G</text:p>
          </table:table-cell>
          <table:table-cell table:style-name="ce25" office:value-type="float" office:value="41359" calcext:value-type="float">
            <text:p>41359</text:p>
          </table:table-cell>
          <table:table-cell table:style-name="ce25" office:value-type="float" office:value="39815" calcext:value-type="float">
            <text:p>39815</text:p>
          </table:table-cell>
          <table:table-cell table:style-name="ce25" office:value-type="float" office:value="41407" calcext:value-type="float">
            <text:p>41407</text:p>
          </table:table-cell>
          <table:table-cell table:number-columns-repeated="2" table:style-name="ce33" office:value-type="string" calcext:value-type="string">
            <text:p>OVRFLW</text:p>
          </table:table-cell>
          <table:table-cell table:style-name="ce34" office:value-type="float" office:value="92412" calcext:value-type="float">
            <text:p>92412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2">
          <table:table-cell table:style-name="ce20" office:value-type="string" calcext:value-type="string">
            <text:p>H</text:p>
          </table:table-cell>
          <table:table-cell table:style-name="ce28" office:value-type="float" office:value="79294" calcext:value-type="float">
            <text:p>79294</text:p>
          </table:table-cell>
          <table:table-cell table:style-name="ce26" office:value-type="float" office:value="21225" calcext:value-type="float">
            <text:p>21225</text:p>
          </table:table-cell>
          <table:table-cell table:style-name="ce28" office:value-type="float" office:value="78682" calcext:value-type="float">
            <text:p>78682</text:p>
          </table:table-cell>
          <table:table-cell table:style-name="ce33" office:value-type="string" calcext:value-type="string">
            <text:p>OVRFLW</text:p>
          </table:table-cell>
          <table:table-cell table:style-name="ce26" office:value-type="float" office:value="18609" calcext:value-type="float">
            <text:p>18609</text:p>
          </table:table-cell>
          <table:table-cell table:style-name="ce33" office:value-type="string" calcext:value-type="string">
            <text:p>OVRFLW</text:p>
          </table:table-cell>
          <table:table-cell table:style-name="ce33" table:number-columns-repeated="6"/>
          <table:table-cell table:style-name="ce18" office:value-type="string" calcext:value-type="string">
            <text:p>485/20,528/20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Gpa</text:p>
          </table:table-cell>
          <table:table-cell table:formula="of:=[.B13]&amp;&quot;P&quot;" office:value-type="string" office:string-value="GpaP" calcext:value-type="string">
            <text:p>GpaP</text:p>
          </table:table-cell>
          <table:table-cell table:formula="of:=[.C13]&amp;&quot;P&quot;" office:value-type="string" office:string-value="GpaP" calcext:value-type="string">
            <text:p>GpaP</text:p>
          </table:table-cell>
          <table:table-cell table:formula="of:=[.D13]&amp;&quot;P&quot;" office:value-type="string" office:string-value="GpaP" calcext:value-type="string">
            <text:p>GpaP</text:p>
          </table:table-cell>
          <table:table-cell table:number-columns-repeated="3" office:value-type="string" calcext:value-type="string">
            <text:p>Right 1</text:p>
          </table:table-cell>
          <table:table-cell table:formula="of:=[.H13]&amp;&quot;P&quot;" office:value-type="string" office:string-value="Right 1P" calcext:value-type="string">
            <text:p>Right 1P</text:p>
          </table:table-cell>
          <table:table-cell table:formula="of:=[.I13]&amp;&quot;P&quot;" office:value-type="string" office:string-value="Right 1P" calcext:value-type="string">
            <text:p>Right 1P</text:p>
          </table:table-cell>
          <table:table-cell table:formula="of:=[.J13]&amp;&quot;P&quot;" office:value-type="string" office:string-value="Right 1P" calcext:value-type="string">
            <text:p>Right 1P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3" office:value-type="string" calcext:value-type="string">
            <text:p>G83I</text:p>
          </table:table-cell>
          <table:table-cell table:formula="of:=[.B14]&amp;&quot;P&quot;" office:value-type="string" office:string-value="G83IP" calcext:value-type="string">
            <text:p>G83IP</text:p>
          </table:table-cell>
          <table:table-cell table:formula="of:=[.C14]&amp;&quot;P&quot;" office:value-type="string" office:string-value="G83IP" calcext:value-type="string">
            <text:p>G83IP</text:p>
          </table:table-cell>
          <table:table-cell table:formula="of:=[.D14]&amp;&quot;P&quot;" office:value-type="string" office:string-value="G83IP" calcext:value-type="string">
            <text:p>G83IP</text:p>
          </table:table-cell>
          <table:table-cell table:number-columns-repeated="3" office:value-type="string" calcext:value-type="string">
            <text:p>Right 2</text:p>
          </table:table-cell>
          <table:table-cell table:formula="of:=[.H14]&amp;&quot;P&quot;" office:value-type="string" office:string-value="Right 2P" calcext:value-type="string">
            <text:p>Right 2P</text:p>
          </table:table-cell>
          <table:table-cell table:formula="of:=[.I14]&amp;&quot;P&quot;" office:value-type="string" office:string-value="Right 2P" calcext:value-type="string">
            <text:p>Right 2P</text:p>
          </table:table-cell>
          <table:table-cell table:formula="of:=[.J14]&amp;&quot;P&quot;" office:value-type="string" office:string-value="Right 2P" calcext:value-type="string">
            <text:p>Right 2P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3" office:value-type="string" calcext:value-type="string">
            <text:p>No TM</text:p>
          </table:table-cell>
          <table:table-cell table:formula="of:=[.B15]&amp;&quot;P&quot;" office:value-type="string" office:string-value="No TMP" calcext:value-type="string">
            <text:p>No TMP</text:p>
          </table:table-cell>
          <table:table-cell table:formula="of:=[.C15]&amp;&quot;P&quot;" office:value-type="string" office:string-value="No TMP" calcext:value-type="string">
            <text:p>No TMP</text:p>
          </table:table-cell>
          <table:table-cell table:formula="of:=[.D15]&amp;&quot;P&quot;" office:value-type="string" office:string-value="No TMP" calcext:value-type="string">
            <text:p>No TMP</text:p>
          </table:table-cell>
          <table:table-cell table:number-columns-repeated="3" office:value-type="string" calcext:value-type="string">
            <text:p>Right 3</text:p>
          </table:table-cell>
          <table:table-cell table:formula="of:=[.H15]&amp;&quot;P&quot;" office:value-type="string" office:string-value="Right 3P" calcext:value-type="string">
            <text:p>Right 3P</text:p>
          </table:table-cell>
          <table:table-cell table:formula="of:=[.I15]&amp;&quot;P&quot;" office:value-type="string" office:string-value="Right 3P" calcext:value-type="string">
            <text:p>Right 3P</text:p>
          </table:table-cell>
          <table:table-cell table:formula="of:=[.J15]&amp;&quot;P&quot;" office:value-type="string" office:string-value="Right 3P" calcext:value-type="string">
            <text:p>Right 3P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3" office:value-type="string" calcext:value-type="string">
            <text:p>Left 1</text:p>
          </table:table-cell>
          <table:table-cell table:formula="of:=[.B16]&amp;&quot;P&quot;" office:value-type="string" office:string-value="Left 1P" calcext:value-type="string">
            <text:p>Left 1P</text:p>
          </table:table-cell>
          <table:table-cell table:formula="of:=[.C16]&amp;&quot;P&quot;" office:value-type="string" office:string-value="Left 1P" calcext:value-type="string">
            <text:p>Left 1P</text:p>
          </table:table-cell>
          <table:table-cell table:formula="of:=[.D16]&amp;&quot;P&quot;" office:value-type="string" office:string-value="Left 1P" calcext:value-type="string">
            <text:p>Left 1P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3" office:value-type="string" calcext:value-type="string">
            <text:p>Left 2</text:p>
          </table:table-cell>
          <table:table-cell table:formula="of:=[.B17]&amp;&quot;P&quot;" office:value-type="string" office:string-value="Left 2P" calcext:value-type="string">
            <text:p>Left 2P</text:p>
          </table:table-cell>
          <table:table-cell table:formula="of:=[.C17]&amp;&quot;P&quot;" office:value-type="string" office:string-value="Left 2P" calcext:value-type="string">
            <text:p>Left 2P</text:p>
          </table:table-cell>
          <table:table-cell table:formula="of:=[.D17]&amp;&quot;P&quot;" office:value-type="string" office:string-value="Left 2P" calcext:value-type="string">
            <text:p>Left 2P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3" office:value-type="string" calcext:value-type="string">
            <text:p>Left 3</text:p>
          </table:table-cell>
          <table:table-cell table:formula="of:=[.B18]&amp;&quot;P&quot;" office:value-type="string" office:string-value="Left 3P" calcext:value-type="string">
            <text:p>Left 3P</text:p>
          </table:table-cell>
          <table:table-cell table:formula="of:=[.C18]&amp;&quot;P&quot;" office:value-type="string" office:string-value="Left 3P" calcext:value-type="string">
            <text:p>Left 3P</text:p>
          </table:table-cell>
          <table:table-cell table:formula="of:=[.D18]&amp;&quot;P&quot;" office:value-type="string" office:string-value="Left 3P" calcext:value-type="string">
            <text:p>Left 3P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3" office:value-type="string" calcext:value-type="string">
            <text:p>Left 4</text:p>
          </table:table-cell>
          <table:table-cell table:formula="of:=[.B19]&amp;&quot;P&quot;" office:value-type="string" office:string-value="Left 4P" calcext:value-type="string">
            <text:p>Left 4P</text:p>
          </table:table-cell>
          <table:table-cell table:formula="of:=[.C19]&amp;&quot;P&quot;" office:value-type="string" office:string-value="Left 4P" calcext:value-type="string">
            <text:p>Left 4P</text:p>
          </table:table-cell>
          <table:table-cell table:formula="of:=[.D19]&amp;&quot;P&quot;" office:value-type="string" office:string-value="Left 4P" calcext:value-type="string">
            <text:p>Left 4P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3" office:value-type="string" calcext:value-type="string">
            <text:p>GAS </text:p>
          </table:table-cell>
          <table:table-cell table:formula="of:=[.B20]&amp;&quot;P&quot;" office:value-type="string" office:string-value="GAS P" calcext:value-type="string">
            <text:p>GAS P</text:p>
          </table:table-cell>
          <table:table-cell table:formula="of:=[.C20]&amp;&quot;P&quot;" office:value-type="string" office:string-value="GAS P" calcext:value-type="string">
            <text:p>GAS P</text:p>
          </table:table-cell>
          <table:table-cell table:formula="of:=[.D20]&amp;&quot;P&quot;" office:value-type="string" office:string-value="GAS P" calcext:value-type="string">
            <text:p>GAS P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3211" calcext:value-type="float">
            <text:p>0.321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2189" calcext:value-type="float">
            <text:p>0.2189</text:p>
          </table:table-cell>
          <table:table-cell office:value-type="string" calcext:value-type="string">
            <text:p>Min</text:p>
          </table:table-cell>
          <table:table-cell table:formula="of:=MIN([.B24:.M31])" office:value-type="float" office:value="0.1998" calcext:value-type="float">
            <text:p>0.1998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B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3145" calcext:value-type="float">
            <text:p>0.314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4704" calcext:value-type="float">
            <text:p>0.4704</text:p>
          </table:table-cell>
          <table:table-cell office:value-type="string" calcext:value-type="string">
            <text:p>Max</text:p>
          </table:table-cell>
          <table:table-cell table:formula="of:=MAX([.B24:.M31])" office:value-type="float" office:value="0.5713" calcext:value-type="float">
            <text:p>0.5713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C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385" calcext:value-type="float">
            <text:p>0.3385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383" calcext:value-type="float">
            <text:p>0.3383</text:p>
          </table:table-cell>
          <table:table-cell office:value-type="string" calcext:value-type="string">
            <text:p>Max-min</text:p>
          </table:table-cell>
          <table:table-cell table:formula="of:=[.O25]-[.O24]" office:value-type="float" office:value="0.3715" calcext:value-type="float">
            <text:p>0.3715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D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998" calcext:value-type="float">
            <text:p>0.1998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5419" calcext:value-type="float">
            <text:p>0.5419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3249" calcext:value-type="float">
            <text:p>0.3249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388" calcext:value-type="float">
            <text:p>0.338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388" calcext:value-type="float">
            <text:p>0.338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757" calcext:value-type="float">
            <text:p>0.3757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3757" calcext:value-type="float">
            <text:p>0.375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H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4138" calcext:value-type="float">
            <text:p>0.4138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rmalized OD600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4]/[.$O$24]" office:value-type="float" office:value="1.67917917917918" calcext:value-type="float">
            <text:p>1.67917917917918</text:p>
          </table:table-cell>
          <table:table-cell table:formula="of:=[.C24]/[.$O$24]" office:value-type="float" office:value="1.60710710710711" calcext:value-type="float">
            <text:p>1.60710710710711</text:p>
          </table:table-cell>
          <table:table-cell table:formula="of:=[.D24]/[.$O$24]" office:value-type="float" office:value="1.77427427427427" calcext:value-type="float">
            <text:p>1.77427427427427</text:p>
          </table:table-cell>
          <table:table-cell table:formula="of:=[.E24]/[.$O$24]" office:value-type="float" office:value="1.67917917917918" calcext:value-type="float">
            <text:p>1.67917917917918</text:p>
          </table:table-cell>
          <table:table-cell table:formula="of:=[.F24]/[.$O$24]" office:value-type="float" office:value="1.60710710710711" calcext:value-type="float">
            <text:p>1.60710710710711</text:p>
          </table:table-cell>
          <table:table-cell table:formula="of:=[.G24]/[.$O$24]" office:value-type="float" office:value="1.77427427427427" calcext:value-type="float">
            <text:p>1.77427427427427</text:p>
          </table:table-cell>
          <table:table-cell table:formula="of:=[.H24]/[.$O$24]" office:value-type="float" office:value="1.74224224224224" calcext:value-type="float">
            <text:p>1.74224224224224</text:p>
          </table:table-cell>
          <table:table-cell table:formula="of:=[.I24]/[.$O$24]" office:value-type="float" office:value="1.45045045045045" calcext:value-type="float">
            <text:p>1.45045045045045</text:p>
          </table:table-cell>
          <table:table-cell table:formula="of:=[.J24]/[.$O$24]" office:value-type="float" office:value="1.0955955955956" calcext:value-type="float">
            <text:p>1.0955955955956</text:p>
          </table:table-cell>
          <table:table-cell table:formula="of:=[.K24]/[.$O$24]" office:value-type="float" office:value="1.74224224224224" calcext:value-type="float">
            <text:p>1.74224224224224</text:p>
          </table:table-cell>
          <table:table-cell table:formula="of:=[.L24]/[.$O$24]" office:value-type="float" office:value="1.45045045045045" calcext:value-type="float">
            <text:p>1.45045045045045</text:p>
          </table:table-cell>
          <table:table-cell table:formula="of:=[.M24]/[.$O$24]" office:value-type="float" office:value="1.0955955955956" calcext:value-type="float">
            <text:p>1.0955955955956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25]/[.$O$24]" office:value-type="float" office:value="1.57407407407407" calcext:value-type="float">
            <text:p>1.57407407407407</text:p>
          </table:table-cell>
          <table:table-cell table:formula="of:=[.C25]/[.$O$24]" office:value-type="float" office:value="1.58158158158158" calcext:value-type="float">
            <text:p>1.58158158158158</text:p>
          </table:table-cell>
          <table:table-cell table:formula="of:=[.D25]/[.$O$24]" office:value-type="float" office:value="1.8003003003003" calcext:value-type="float">
            <text:p>1.8003003003003</text:p>
          </table:table-cell>
          <table:table-cell table:formula="of:=[.E25]/[.$O$24]" office:value-type="float" office:value="1.57407407407407" calcext:value-type="float">
            <text:p>1.57407407407407</text:p>
          </table:table-cell>
          <table:table-cell table:formula="of:=[.F25]/[.$O$24]" office:value-type="float" office:value="1.58158158158158" calcext:value-type="float">
            <text:p>1.58158158158158</text:p>
          </table:table-cell>
          <table:table-cell table:formula="of:=[.G25]/[.$O$24]" office:value-type="float" office:value="1.8003003003003" calcext:value-type="float">
            <text:p>1.8003003003003</text:p>
          </table:table-cell>
          <table:table-cell table:formula="of:=[.H25]/[.$O$24]" office:value-type="float" office:value="2.04904904904905" calcext:value-type="float">
            <text:p>2.04904904904905</text:p>
          </table:table-cell>
          <table:table-cell table:formula="of:=[.I25]/[.$O$24]" office:value-type="float" office:value="1.43543543543544" calcext:value-type="float">
            <text:p>1.43543543543544</text:p>
          </table:table-cell>
          <table:table-cell table:formula="of:=[.J25]/[.$O$24]" office:value-type="float" office:value="2.35435435435435" calcext:value-type="float">
            <text:p>2.35435435435435</text:p>
          </table:table-cell>
          <table:table-cell table:formula="of:=[.K25]/[.$O$24]" office:value-type="float" office:value="2.04904904904905" calcext:value-type="float">
            <text:p>2.04904904904905</text:p>
          </table:table-cell>
          <table:table-cell table:formula="of:=[.L25]/[.$O$24]" office:value-type="float" office:value="1.43543543543544" calcext:value-type="float">
            <text:p>1.43543543543544</text:p>
          </table:table-cell>
          <table:table-cell table:formula="of:=[.M25]/[.$O$24]" office:value-type="float" office:value="2.35435435435435" calcext:value-type="float">
            <text:p>2.35435435435435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26]/[.$O$24]" office:value-type="float" office:value="1.69419419419419" calcext:value-type="float">
            <text:p>1.69419419419419</text:p>
          </table:table-cell>
          <table:table-cell table:formula="of:=[.C26]/[.$O$24]" office:value-type="float" office:value="2.85935935935936" calcext:value-type="float">
            <text:p>2.85935935935936</text:p>
          </table:table-cell>
          <table:table-cell table:formula="of:=[.D26]/[.$O$24]" office:value-type="float" office:value="1.62062062062062" calcext:value-type="float">
            <text:p>1.62062062062062</text:p>
          </table:table-cell>
          <table:table-cell table:formula="of:=[.E26]/[.$O$24]" office:value-type="float" office:value="1.69419419419419" calcext:value-type="float">
            <text:p>1.69419419419419</text:p>
          </table:table-cell>
          <table:table-cell table:formula="of:=[.F26]/[.$O$24]" office:value-type="float" office:value="2.85935935935936" calcext:value-type="float">
            <text:p>2.85935935935936</text:p>
          </table:table-cell>
          <table:table-cell table:formula="of:=[.G26]/[.$O$24]" office:value-type="float" office:value="1.62062062062062" calcext:value-type="float">
            <text:p>1.62062062062062</text:p>
          </table:table-cell>
          <table:table-cell table:formula="of:=[.H26]/[.$O$24]" office:value-type="float" office:value="1.96246246246246" calcext:value-type="float">
            <text:p>1.96246246246246</text:p>
          </table:table-cell>
          <table:table-cell table:formula="of:=[.I26]/[.$O$24]" office:value-type="float" office:value="1.86936936936937" calcext:value-type="float">
            <text:p>1.86936936936937</text:p>
          </table:table-cell>
          <table:table-cell table:formula="of:=[.J26]/[.$O$24]" office:value-type="float" office:value="1.69319319319319" calcext:value-type="float">
            <text:p>1.69319319319319</text:p>
          </table:table-cell>
          <table:table-cell table:formula="of:=[.K26]/[.$O$24]" office:value-type="float" office:value="1.96246246246246" calcext:value-type="float">
            <text:p>1.96246246246246</text:p>
          </table:table-cell>
          <table:table-cell table:formula="of:=[.L26]/[.$O$24]" office:value-type="float" office:value="1.86936936936937" calcext:value-type="float">
            <text:p>1.86936936936937</text:p>
          </table:table-cell>
          <table:table-cell table:formula="of:=[.M26]/[.$O$24]" office:value-type="float" office:value="1.69319319319319" calcext:value-type="float">
            <text:p>1.69319319319319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27]/[.$O$24]" office:value-type="float" office:value="1" calcext:value-type="float">
            <text:p>1</text:p>
          </table:table-cell>
          <table:table-cell table:formula="of:=[.C27]/[.$O$24]" office:value-type="float" office:value="1.94944944944945" calcext:value-type="float">
            <text:p>1.94944944944945</text:p>
          </table:table-cell>
          <table:table-cell table:formula="of:=[.D27]/[.$O$24]" office:value-type="float" office:value="2.71221221221221" calcext:value-type="float">
            <text:p>2.71221221221221</text:p>
          </table:table-cell>
          <table:table-cell table:formula="of:=[.E27]/[.$O$24]" office:value-type="float" office:value="1" calcext:value-type="float">
            <text:p>1</text:p>
          </table:table-cell>
          <table:table-cell table:formula="of:=[.F27]/[.$O$24]" office:value-type="float" office:value="1.94944944944945" calcext:value-type="float">
            <text:p>1.94944944944945</text:p>
          </table:table-cell>
          <table:table-cell table:formula="of:=[.G27]/[.$O$24]" office:value-type="float" office:value="2.71221221221221" calcext:value-type="float">
            <text:p>2.71221221221221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formula="of:=[.B28]/[.$O$24]" office:value-type="float" office:value="2.0970970970971" calcext:value-type="float">
            <text:p>2.0970970970971</text:p>
          </table:table-cell>
          <table:table-cell table:formula="of:=[.C28]/[.$O$24]" office:value-type="float" office:value="2.04654654654655" calcext:value-type="float">
            <text:p>2.04654654654655</text:p>
          </table:table-cell>
          <table:table-cell table:formula="of:=[.D28]/[.$O$24]" office:value-type="float" office:value="1.62612612612613" calcext:value-type="float">
            <text:p>1.62612612612613</text:p>
          </table:table-cell>
          <table:table-cell table:formula="of:=[.E28]/[.$O$24]" office:value-type="float" office:value="2.0970970970971" calcext:value-type="float">
            <text:p>2.0970970970971</text:p>
          </table:table-cell>
          <table:table-cell table:formula="of:=[.F28]/[.$O$24]" office:value-type="float" office:value="2.04654654654655" calcext:value-type="float">
            <text:p>2.04654654654655</text:p>
          </table:table-cell>
          <table:table-cell table:formula="of:=[.G28]/[.$O$24]" office:value-type="float" office:value="1.62612612612613" calcext:value-type="float">
            <text:p>1.62612612612613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[.B29]/[.$O$24]" office:value-type="float" office:value="1.69119119119119" calcext:value-type="float">
            <text:p>1.69119119119119</text:p>
          </table:table-cell>
          <table:table-cell table:formula="of:=[.C29]/[.$O$24]" office:value-type="float" office:value="1.81031031031031" calcext:value-type="float">
            <text:p>1.81031031031031</text:p>
          </table:table-cell>
          <table:table-cell table:formula="of:=[.D29]/[.$O$24]" office:value-type="float" office:value="1.6956956956957" calcext:value-type="float">
            <text:p>1.6956956956957</text:p>
          </table:table-cell>
          <table:table-cell table:formula="of:=[.E29]/[.$O$24]" office:value-type="float" office:value="1.69119119119119" calcext:value-type="float">
            <text:p>1.69119119119119</text:p>
          </table:table-cell>
          <table:table-cell table:formula="of:=[.F29]/[.$O$24]" office:value-type="float" office:value="1.81031031031031" calcext:value-type="float">
            <text:p>1.81031031031031</text:p>
          </table:table-cell>
          <table:table-cell table:formula="of:=[.G29]/[.$O$24]" office:value-type="float" office:value="1.6956956956957" calcext:value-type="float">
            <text:p>1.6956956956957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formula="of:=[.B30]/[.$O$24]" office:value-type="float" office:value="2.01851851851852" calcext:value-type="float">
            <text:p>2.01851851851852</text:p>
          </table:table-cell>
          <table:table-cell table:formula="of:=[.C30]/[.$O$24]" office:value-type="float" office:value="1.62912912912913" calcext:value-type="float">
            <text:p>1.62912912912913</text:p>
          </table:table-cell>
          <table:table-cell table:formula="of:=[.D30]/[.$O$24]" office:value-type="float" office:value="1.88038038038038" calcext:value-type="float">
            <text:p>1.88038038038038</text:p>
          </table:table-cell>
          <table:table-cell table:formula="of:=[.E30]/[.$O$24]" office:value-type="float" office:value="2.01851851851852" calcext:value-type="float">
            <text:p>2.01851851851852</text:p>
          </table:table-cell>
          <table:table-cell table:formula="of:=[.F30]/[.$O$24]" office:value-type="float" office:value="1.62912912912913" calcext:value-type="float">
            <text:p>1.62912912912913</text:p>
          </table:table-cell>
          <table:table-cell table:formula="of:=[.G30]/[.$O$24]" office:value-type="float" office:value="1.88038038038038" calcext:value-type="float">
            <text:p>1.88038038038038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formula="of:=[.B31]/[.$O$24]" office:value-type="float" office:value="1.75325325325325" calcext:value-type="float">
            <text:p>1.75325325325325</text:p>
          </table:table-cell>
          <table:table-cell table:formula="of:=[.C31]/[.$O$24]" office:value-type="float" office:value="1.48048048048048" calcext:value-type="float">
            <text:p>1.48048048048048</text:p>
          </table:table-cell>
          <table:table-cell table:formula="of:=[.D31]/[.$O$24]" office:value-type="float" office:value="2.07107107107107" calcext:value-type="float">
            <text:p>2.07107107107107</text:p>
          </table:table-cell>
          <table:table-cell table:formula="of:=[.E31]/[.$O$24]" office:value-type="float" office:value="1.75325325325325" calcext:value-type="float">
            <text:p>1.75325325325325</text:p>
          </table:table-cell>
          <table:table-cell table:formula="of:=[.F31]/[.$O$24]" office:value-type="float" office:value="1.48048048048048" calcext:value-type="float">
            <text:p>1.48048048048048</text:p>
          </table:table-cell>
          <table:table-cell table:formula="of:=[.G31]/[.$O$24]" office:value-type="float" office:value="2.07107107107107" calcext:value-type="float">
            <text:p>2.07107107107107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6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]/[.B24]" office:value-type="float" office:value="215320.41728763" calcext:value-type="float">
            <text:p>215320.41728763</text:p>
          </table:table-cell>
          <table:table-cell table:formula="of:=[.C2]/[.C24]" office:value-type="float" office:value="212513.235752102" calcext:value-type="float">
            <text:p>212513.235752102</text:p>
          </table:table-cell>
          <table:table-cell table:formula="of:=[.D2]/[.D24]" office:value-type="float" office:value="223221.43864598" calcext:value-type="float">
            <text:p>223221.43864598</text:p>
          </table:table-cell>
          <table:table-cell table:formula="of:=[.E2]/[.E24]" office:value-type="string" office:string-value="" calcext:value-type="error">
            <text:p>#VALUE!</text:p>
          </table:table-cell>
          <table:table-cell table:formula="of:=[.F2]/[.F24]" office:value-type="string" office:string-value="" calcext:value-type="error">
            <text:p>#VALUE!</text:p>
          </table:table-cell>
          <table:table-cell table:formula="of:=[.G2]/[.G24]" office:value-type="string" office:string-value="" calcext:value-type="error">
            <text:p>#VALUE!</text:p>
          </table:table-cell>
          <table:table-cell table:formula="of:=[.H2]/[.H24]" office:value-type="float" office:value="137362.826773916" calcext:value-type="float">
            <text:p>137362.826773916</text:p>
          </table:table-cell>
          <table:table-cell table:formula="of:=[.I2]/[.I24]" office:value-type="float" office:value="160072.463768116" calcext:value-type="float">
            <text:p>160072.463768116</text:p>
          </table:table-cell>
          <table:table-cell table:formula="of:=[.J2]/[.J24]" office:value-type="float" office:value="123691.183188671" calcext:value-type="float">
            <text:p>123691.183188671</text:p>
          </table:table-cell>
          <table:table-cell table:formula="of:=[.K2]/[.K24]" office:value-type="string" office:string-value="" calcext:value-type="error">
            <text:p>#VALUE!</text:p>
          </table:table-cell>
          <table:table-cell table:formula="of:=[.L2]/[.L24]" office:value-type="float" office:value="320448.585231194" calcext:value-type="float">
            <text:p>320448.585231194</text:p>
          </table:table-cell>
          <table:table-cell table:formula="of:=[.M2]/[.M24]" office:value-type="float" office:value="239269.072635907" calcext:value-type="float">
            <text:p>239269.072635907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3]/[.B25]" office:value-type="float" office:value="120047.694753577" calcext:value-type="float">
            <text:p>120047.694753577</text:p>
          </table:table-cell>
          <table:table-cell table:formula="of:=[.C3]/[.C25]" office:value-type="float" office:value="95509.4936708861" calcext:value-type="float">
            <text:p>95509.4936708861</text:p>
          </table:table-cell>
          <table:table-cell table:formula="of:=[.D3]/[.D25]" office:value-type="float" office:value="99530.1640255769" calcext:value-type="float">
            <text:p>99530.1640255769</text:p>
          </table:table-cell>
          <table:table-cell table:formula="of:=[.E3]/[.E25]" office:value-type="float" office:value="309170.111287758" calcext:value-type="float">
            <text:p>309170.111287758</text:p>
          </table:table-cell>
          <table:table-cell table:formula="of:=[.F3]/[.F25]" office:value-type="float" office:value="167354.430379747" calcext:value-type="float">
            <text:p>167354.430379747</text:p>
          </table:table-cell>
          <table:table-cell table:formula="of:=[.G3]/[.G25]" office:value-type="float" office:value="176096.747289408" calcext:value-type="float">
            <text:p>176096.747289408</text:p>
          </table:table-cell>
          <table:table-cell table:formula="of:=[.H3]/[.H25]" office:value-type="float" office:value="98942.3546653639" calcext:value-type="float">
            <text:p>98942.3546653639</text:p>
          </table:table-cell>
          <table:table-cell table:formula="of:=[.I3]/[.I25]" office:value-type="float" office:value="132182.705718271" calcext:value-type="float">
            <text:p>132182.705718271</text:p>
          </table:table-cell>
          <table:table-cell table:formula="of:=[.J3]/[.J25]" office:value-type="float" office:value="91277.6360544218" calcext:value-type="float">
            <text:p>91277.6360544218</text:p>
          </table:table-cell>
          <table:table-cell table:formula="of:=[.K3]/[.K25]" office:value-type="float" office:value="204066.927210552" calcext:value-type="float">
            <text:p>204066.927210552</text:p>
          </table:table-cell>
          <table:table-cell table:formula="of:=[.L3]/[.L25]" office:value-type="float" office:value="316492.329149233" calcext:value-type="float">
            <text:p>316492.329149233</text:p>
          </table:table-cell>
          <table:table-cell table:formula="of:=[.M3]/[.M25]" office:value-type="float" office:value="170512.329931973" calcext:value-type="float">
            <text:p>170512.329931973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4]/[.B26]" office:value-type="float" office:value="58434.2688330871" calcext:value-type="float">
            <text:p>58434.2688330871</text:p>
          </table:table-cell>
          <table:table-cell table:formula="of:=[.C4]/[.C26]" office:value-type="float" office:value="39095.0463854367" calcext:value-type="float">
            <text:p>39095.0463854367</text:p>
          </table:table-cell>
          <table:table-cell table:formula="of:=[.D4]/[.D26]" office:value-type="float" office:value="63079.0611488573" calcext:value-type="float">
            <text:p>63079.0611488573</text:p>
          </table:table-cell>
          <table:table-cell table:formula="of:=[.E4]/[.E26]" office:value-type="float" office:value="91550.9601181684" calcext:value-type="float">
            <text:p>91550.9601181684</text:p>
          </table:table-cell>
          <table:table-cell table:formula="of:=[.F4]/[.F26]" office:value-type="float" office:value="55496.236653247" calcext:value-type="float">
            <text:p>55496.236653247</text:p>
          </table:table-cell>
          <table:table-cell table:formula="of:=[.G4]/[.G26]" office:value-type="float" office:value="88650.4014823965" calcext:value-type="float">
            <text:p>88650.4014823965</text:p>
          </table:table-cell>
          <table:table-cell table:formula="of:=[.H4]/[.H26]" office:value-type="float" office:value="192402.448355011" calcext:value-type="float">
            <text:p>192402.448355011</text:p>
          </table:table-cell>
          <table:table-cell table:formula="of:=[.I4]/[.I26]" office:value-type="float" office:value="134361.445783133" calcext:value-type="float">
            <text:p>134361.445783133</text:p>
          </table:table-cell>
          <table:table-cell table:formula="of:=[.J4]/[.J26]" office:value-type="float" office:value="147972.214011233" calcext:value-type="float">
            <text:p>147972.214011233</text:p>
          </table:table-cell>
          <table:table-cell table:formula="of:=[.K4]/[.K26]" office:value-type="string" office:string-value="" calcext:value-type="error">
            <text:p>#VALUE!</text:p>
          </table:table-cell>
          <table:table-cell table:formula="of:=[.L4]/[.L26]" office:value-type="string" office:string-value="" calcext:value-type="error">
            <text:p>#VALUE!</text:p>
          </table:table-cell>
          <table:table-cell table:formula="of:=[.M4]/[.M26]" office:value-type="string" office:string-value="" calcext:value-type="error">
            <text:p>#VALUE!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5]/[.B27]" office:value-type="float" office:value="443278.278278278" calcext:value-type="float">
            <text:p>443278.278278278</text:p>
          </table:table-cell>
          <table:table-cell table:formula="of:=[.C5]/[.C27]" office:value-type="float" office:value="224636.713735558" calcext:value-type="float">
            <text:p>224636.713735558</text:p>
          </table:table-cell>
          <table:table-cell table:formula="of:=[.D5]/[.D27]" office:value-type="float" office:value="113087.285477025" calcext:value-type="float">
            <text:p>113087.285477025</text:p>
          </table:table-cell>
          <table:table-cell table:formula="of:=[.E5]/[.E27]" office:value-type="string" office:string-value="" calcext:value-type="error">
            <text:p>#VALUE!</text:p>
          </table:table-cell>
          <table:table-cell table:formula="of:=[.F5]/[.F27]" office:value-type="string" office:string-value="" calcext:value-type="error">
            <text:p>#VALUE!</text:p>
          </table:table-cell>
          <table:table-cell table:formula="of:=[.G5]/[.G27]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formula="of:=[.B6]/[.B28]" office:value-type="float" office:value="171174.224343675" calcext:value-type="float">
            <text:p>171174.224343675</text:p>
          </table:table-cell>
          <table:table-cell table:formula="of:=[.C6]/[.C28]" office:value-type="float" office:value="161587.185130839" calcext:value-type="float">
            <text:p>161587.185130839</text:p>
          </table:table-cell>
          <table:table-cell table:formula="of:=[.D6]/[.D28]" office:value-type="float" office:value="216417.359187442" calcext:value-type="float">
            <text:p>216417.359187442</text:p>
          </table:table-cell>
          <table:table-cell table:formula="of:=[.E6]/[.E28]" office:value-type="string" office:string-value="" calcext:value-type="error">
            <text:p>#VALUE!</text:p>
          </table:table-cell>
          <table:table-cell table:formula="of:=[.F6]/[.F28]" office:value-type="string" office:string-value="" calcext:value-type="error">
            <text:p>#VALUE!</text:p>
          </table:table-cell>
          <table:table-cell table:formula="of:=[.G6]/[.G28]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[.B7]/[.B29]" office:value-type="float" office:value="212201.834862385" calcext:value-type="float">
            <text:p>212201.834862385</text:p>
          </table:table-cell>
          <table:table-cell table:formula="of:=[.C7]/[.C29]" office:value-type="float" office:value="181669.892175836" calcext:value-type="float">
            <text:p>181669.892175836</text:p>
          </table:table-cell>
          <table:table-cell table:formula="of:=[.D7]/[.D29]" office:value-type="float" office:value="193736.717827627" calcext:value-type="float">
            <text:p>193736.717827627</text:p>
          </table:table-cell>
          <table:table-cell table:formula="of:=[.E7]/[.E29]" office:value-type="string" office:string-value="" calcext:value-type="error">
            <text:p>#VALUE!</text:p>
          </table:table-cell>
          <table:table-cell table:formula="of:=[.F7]/[.F29]" office:value-type="string" office:string-value="" calcext:value-type="error">
            <text:p>#VALUE!</text:p>
          </table:table-cell>
          <table:table-cell table:formula="of:=[.G7]/[.G29]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formula="of:=[.B8]/[.B30]" office:value-type="float" office:value="102551.450533102" calcext:value-type="float">
            <text:p>102551.450533102</text:p>
          </table:table-cell>
          <table:table-cell table:formula="of:=[.C8]/[.C30]" office:value-type="float" office:value="122319.508448541" calcext:value-type="float">
            <text:p>122319.508448541</text:p>
          </table:table-cell>
          <table:table-cell table:formula="of:=[.D8]/[.D30]" office:value-type="float" office:value="110212.935853074" calcext:value-type="float">
            <text:p>110212.935853074</text:p>
          </table:table-cell>
          <table:table-cell table:formula="of:=[.E8]/[.E30]" office:value-type="string" office:string-value="" calcext:value-type="error">
            <text:p>#VALUE!</text:p>
          </table:table-cell>
          <table:table-cell table:formula="of:=[.F8]/[.F30]" office:value-type="string" office:string-value="" calcext:value-type="error">
            <text:p>#VALUE!</text:p>
          </table:table-cell>
          <table:table-cell table:formula="of:=[.G8]/[.G30]" office:value-type="float" office:value="245972.850678733" calcext:value-type="float">
            <text:p>245972.850678733</text:p>
          </table:table-cell>
          <table:table-cell table:number-columns-repeated="5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formula="of:=[.B9]/[.B31]" office:value-type="float" office:value="226360.26263203" calcext:value-type="float">
            <text:p>226360.26263203</text:p>
          </table:table-cell>
          <table:table-cell table:formula="of:=[.C9]/[.C31]" office:value-type="float" office:value="71754.5638945233" calcext:value-type="float">
            <text:p>71754.5638945233</text:p>
          </table:table-cell>
          <table:table-cell table:formula="of:=[.D9]/[.D31]" office:value-type="float" office:value="190144.997583374" calcext:value-type="float">
            <text:p>190144.997583374</text:p>
          </table:table-cell>
          <table:table-cell table:formula="of:=[.E9]/[.E31]" office:value-type="string" office:string-value="" calcext:value-type="error">
            <text:p>#VALUE!</text:p>
          </table:table-cell>
          <table:table-cell table:formula="of:=[.F9]/[.F31]" office:value-type="float" office:value="62910.7505070994" calcext:value-type="float">
            <text:p>62910.7505070994</text:p>
          </table:table-cell>
          <table:table-cell table:formula="of:=[.G9]/[.G31]" office:value-type="string" office:string-value="" calcext:value-type="error">
            <text:p>#VALUE!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OD600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style-name="ce3" office:value-type="string" calcext:value-type="string">
            <text:p>Standard Deviation</text:p>
          </table:table-cell>
          <table:table-cell/>
          <table:table-cell table:style-name="ce3" table:number-columns-repeated="5"/>
          <table:table-cell table:number-columns-repeated="53"/>
        </table:table-row>
        <table:table-row table:style-name="ro1">
          <table:table-cell table:style-name="ce3" office:value-type="string" calcext:value-type="string">
            <text:p>Gpa</text:p>
          </table:table-cell>
          <table:table-cell table:formula="of:=AVERAGE([.B46:.D46])" office:value-type="float" office:value="217018.363895238" calcext:value-type="float">
            <text:p>217018.363895238</text:p>
          </table:table-cell>
          <table:table-cell table:formula="of:=[.B56]-[.$B$58]" office:value-type="float" office:value="163482.238439444" calcext:value-type="float">
            <text:p>163482.238439444</text:p>
          </table:table-cell>
          <table:table-cell table:formula="of:=[.C56]/[.$C$56]*100" office:value-type="float" office:value="100" calcext:value-type="float">
            <text:p>100</text:p>
          </table:table-cell>
          <table:table-cell table:formula="of:=STDEV([.B46:.D46])" office:value-type="float" office:value="5552.35709548911" calcext:value-type="float">
            <text:p>5552.35709548911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G83I</text:p>
          </table:table-cell>
          <table:table-cell table:formula="of:=AVERAGE([.B47:.D47])" office:value-type="float" office:value="105029.117483347" calcext:value-type="float">
            <text:p>105029.117483347</text:p>
          </table:table-cell>
          <table:table-cell table:formula="of:=[.B57]-[.$B$58]" office:value-type="float" office:value="51492.992027553" calcext:value-type="float">
            <text:p>51492.992027553</text:p>
          </table:table-cell>
          <table:table-cell table:formula="of:=[.C57]/[.$C$56]*100" office:value-type="float" office:value="31.4976064183429" calcext:value-type="float">
            <text:p>31.4976064183429</text:p>
          </table:table-cell>
          <table:table-cell table:formula="of:=STDEV([.B47:.D47])" office:value-type="float" office:value="13160.9154294708" calcext:value-type="float">
            <text:p>13160.9154294708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No TM</text:p>
          </table:table-cell>
          <table:table-cell table:formula="of:=AVERAGE([.B48:.D48])" office:value-type="float" office:value="53536.1254557937" calcext:value-type="float">
            <text:p>53536.1254557937</text:p>
          </table:table-cell>
          <table:table-cell table:formula="of:=[.B58]-[.$B$58]" office:value-type="float" office:value="0" calcext:value-type="float">
            <text:p>0</text:p>
          </table:table-cell>
          <table:table-cell table:formula="of:=[.C58]/[.$C$56]*100" office:value-type="float" office:value="0" calcext:value-type="float">
            <text:p>0</text:p>
          </table:table-cell>
          <table:table-cell table:formula="of:=STDEV([.B48:.D48])" office:value-type="float" office:value="12720.1453392399" calcext:value-type="float">
            <text:p>12720.1453392399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Left 1</text:p>
          </table:table-cell>
          <table:table-cell table:formula="of:=AVERAGE([.B49:.D49])" office:value-type="float" office:value="260334.092496954" calcext:value-type="float">
            <text:p>260334.092496954</text:p>
          </table:table-cell>
          <table:table-cell table:formula="of:=[.B59]-[.$B$58]" office:value-type="float" office:value="206797.96704116" calcext:value-type="float">
            <text:p>206797.96704116</text:p>
          </table:table-cell>
          <table:table-cell table:formula="of:=[.C59]/[.$C$56]*100" office:value-type="float" office:value="126.495678683627" calcext:value-type="float">
            <text:p>126.495678683627</text:p>
          </table:table-cell>
          <table:table-cell table:formula="of:=STDEV([.B49:.D49])" office:value-type="float" office:value="167965.026328683" calcext:value-type="float">
            <text:p>167965.026328683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Left 2</text:p>
          </table:table-cell>
          <table:table-cell table:formula="of:=AVERAGE([.B50:.D50])" office:value-type="float" office:value="183059.589553986" calcext:value-type="float">
            <text:p>183059.589553986</text:p>
          </table:table-cell>
          <table:table-cell table:formula="of:=[.B60]-[.$B$58]" office:value-type="float" office:value="129523.464098192" calcext:value-type="float">
            <text:p>129523.464098192</text:p>
          </table:table-cell>
          <table:table-cell table:formula="of:=[.C60]/[.$C$56]*100" office:value-type="float" office:value="79.2278508874034" calcext:value-type="float">
            <text:p>79.2278508874034</text:p>
          </table:table-cell>
          <table:table-cell table:formula="of:=STDEV([.B50:.D50])" office:value-type="float" office:value="29283.671668802" calcext:value-type="float">
            <text:p>29283.671668802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Left 3</text:p>
          </table:table-cell>
          <table:table-cell table:formula="of:=AVERAGE([.B51:.D51])" office:value-type="float" office:value="195869.48162195" calcext:value-type="float">
            <text:p>195869.48162195</text:p>
          </table:table-cell>
          <table:table-cell table:formula="of:=[.B61]-[.$B$58]" office:value-type="float" office:value="142333.356166156" calcext:value-type="float">
            <text:p>142333.356166156</text:p>
          </table:table-cell>
          <table:table-cell table:formula="of:=[.C61]/[.$C$56]*100" office:value-type="float" office:value="87.0634984722686" calcext:value-type="float">
            <text:p>87.0634984722686</text:p>
          </table:table-cell>
          <table:table-cell table:formula="of:=STDEV([.B51:.D51])" office:value-type="float" office:value="15377.3011970715" calcext:value-type="float">
            <text:p>15377.3011970715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Left 4</text:p>
          </table:table-cell>
          <table:table-cell table:formula="of:=AVERAGE([.B52:.D52])" office:value-type="float" office:value="111694.631611572" calcext:value-type="float">
            <text:p>111694.631611572</text:p>
          </table:table-cell>
          <table:table-cell table:formula="of:=[.B62]-[.$B$58]" office:value-type="float" office:value="58158.5061557786" calcext:value-type="float">
            <text:p>58158.5061557786</text:p>
          </table:table-cell>
          <table:table-cell table:formula="of:=[.C62]/[.$C$56]*100" office:value-type="float" office:value="35.5748163904186" calcext:value-type="float">
            <text:p>35.5748163904186</text:p>
          </table:table-cell>
          <table:table-cell table:formula="of:=STDEV([.B52:.D52])" office:value-type="float" office:value="9966.97522709868" calcext:value-type="float">
            <text:p>9966.97522709868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GAS </text:p>
          </table:table-cell>
          <table:table-cell table:formula="of:=AVERAGE([.B53:.D53])" office:value-type="float" office:value="162753.274703309" calcext:value-type="float">
            <text:p>162753.274703309</text:p>
          </table:table-cell>
          <table:table-cell table:formula="of:=[.B63]-[.$B$58]" office:value-type="float" office:value="109217.149247515" calcext:value-type="float">
            <text:p>109217.149247515</text:p>
          </table:table-cell>
          <table:table-cell table:formula="of:=[.C63]/[.$C$56]*100" office:value-type="float" office:value="66.8067371049429" calcext:value-type="float">
            <text:p>66.8067371049429</text:p>
          </table:table-cell>
          <table:table-cell table:formula="of:=STDEV([.B53:.D53])" office:value-type="float" office:value="80860.7468570619" calcext:value-type="float">
            <text:p>80860.7468570619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Right 1</text:p>
          </table:table-cell>
          <table:table-cell table:formula="of:=AVERAGE([.H46:.J46])" office:value-type="float" office:value="140375.491243567" calcext:value-type="float">
            <text:p>140375.491243567</text:p>
          </table:table-cell>
          <table:table-cell table:formula="of:=[.B64]-[.$B$58]" office:value-type="float" office:value="86839.3657877736" calcext:value-type="float">
            <text:p>86839.3657877736</text:p>
          </table:table-cell>
          <table:table-cell table:formula="of:=[.C64]/[.$C$56]*100" office:value-type="float" office:value="53.1185323963742" calcext:value-type="float">
            <text:p>53.1185323963742</text:p>
          </table:table-cell>
          <table:table-cell table:formula="of:=STDEV([.H46:.J46])" office:value-type="float" office:value="18376.79255352" calcext:value-type="float">
            <text:p>18376.79255352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Right 2</text:p>
          </table:table-cell>
          <table:table-cell table:formula="of:=AVERAGE([.H47:.J47])" office:value-type="float" office:value="107467.565479352" calcext:value-type="float">
            <text:p>107467.565479352</text:p>
          </table:table-cell>
          <table:table-cell table:formula="of:=[.B65]-[.$B$58]" office:value-type="float" office:value="53931.4400235584" calcext:value-type="float">
            <text:p>53931.4400235584</text:p>
          </table:table-cell>
          <table:table-cell table:formula="of:=[.C65]/[.$C$56]*100" office:value-type="float" office:value="32.9891739545366" calcext:value-type="float">
            <text:p>32.9891739545366</text:p>
          </table:table-cell>
          <table:table-cell table:formula="of:=STDEV([.H47:.J47])" office:value-type="float" office:value="21744.3232963982" calcext:value-type="float">
            <text:p>21744.3232963982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style-name="ce3" office:value-type="string" calcext:value-type="string">
            <text:p>Right 3</text:p>
          </table:table-cell>
          <table:table-cell table:formula="of:=AVERAGE([.H48:.J48])" office:value-type="float" office:value="158245.369383126" calcext:value-type="float">
            <text:p>158245.369383126</text:p>
          </table:table-cell>
          <table:table-cell table:formula="of:=[.B66]-[.$B$58]" office:value-type="float" office:value="104709.243927332" calcext:value-type="float">
            <text:p>104709.243927332</text:p>
          </table:table-cell>
          <table:table-cell table:formula="of:=[.C66]/[.$C$56]*100" office:value-type="float" office:value="64.0493089199519" calcext:value-type="float">
            <text:p>64.0493089199519</text:p>
          </table:table-cell>
          <table:table-cell table:formula="of:=STDEV([.H48:.J48])" office:value-type="float" office:value="30353.6288746256" calcext:value-type="float">
            <text:p>30353.6288746256</text:p>
          </table:table-cell>
          <table:table-cell/>
          <table:table-cell table:style-name="ce3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table:number-columns-repeated="6"/>
          <table:table-cell table:number-columns-repeated="57"/>
        </table:table-row>
        <table:table-row table:style-name="ro1" table:number-rows-repeated="11">
          <table:table-cell table:style-name="ce3"/>
          <table:table-cell table:number-columns-repeated="6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2:35:48.6015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15T15:57:44.270918212</dc:date>
    <meta:generator>LibreOffice/6.4.7.2$Linux_X86_64 LibreOffice_project/40$Build-2</meta:generator>
    <meta:editing-duration>PT1H37M21S</meta:editing-duration>
    <meta:editing-cycles>3</meta:editing-cycles>
    <meta:document-statistic meta:table-count="1" meta:cell-count="5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